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01.75pt" svg:y="84.13pt">
            <loext:p draw:notify-on-update-of-ranges="Sheet1.A4:Sheet1.A4 Sheet1.A5:Sheet1.A36 Sheet1.B4:Sheet1.B4 Sheet1.B5:Sheet1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Threads 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th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92.1" calcext:value-type="float">
            <text:p>12592.1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86.5" calcext:value-type="float">
            <text:p>8586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5.8" calcext:value-type="float">
            <text:p>7475.8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64.4" calcext:value-type="float">
            <text:p>7564.4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61.6" calcext:value-type="float">
            <text:p>8061.6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31.6" calcext:value-type="float">
            <text:p>8031.6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24.5" calcext:value-type="float">
            <text:p>8024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51.5" calcext:value-type="float">
            <text:p>8051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36.6" calcext:value-type="float">
            <text:p>8236.6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20.1" calcext:value-type="float">
            <text:p>8220.1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48.8" calcext:value-type="float">
            <text:p>8348.8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63.5" calcext:value-type="float">
            <text:p>8363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88.7" calcext:value-type="float">
            <text:p>8388.7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2.5" calcext:value-type="float">
            <text:p>8492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75.2" calcext:value-type="float">
            <text:p>8375.2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09" calcext:value-type="float">
            <text:p>8509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07.6" calcext:value-type="float">
            <text:p>8607.6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83.1" calcext:value-type="float">
            <text:p>8583.1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03.3" calcext:value-type="float">
            <text:p>8603.3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46.8" calcext:value-type="float">
            <text:p>8646.8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94.8" calcext:value-type="float">
            <text:p>8694.8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30.2" calcext:value-type="float">
            <text:p>8730.2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00.1" calcext:value-type="float">
            <text:p>8700.1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08.7" calcext:value-type="float">
            <text:p>8908.7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72.3" calcext:value-type="float">
            <text:p>8872.3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24.2" calcext:value-type="float">
            <text:p>8824.2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53.6" calcext:value-type="float">
            <text:p>8953.6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73.9" calcext:value-type="float">
            <text:p>9173.9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57.5" calcext:value-type="float">
            <text:p>8957.5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85.7" calcext:value-type="float">
            <text:p>9085.7</text:p>
          </table:table-cell>
          <table:table-cell office:value-type="string" calcext:value-type="string">
            <text:p>countParallel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63.4" calcext:value-type="float">
            <text:p>9263.4</text:p>
          </table:table-cell>
          <table:table-cell office:value-type="string" calcext:value-type="string">
            <text:p>countParallel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1:46:11.191170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19:53.269723336</meta:creation-date>
    <dc:date>2016-09-27T11:39:42.093941967</dc:date>
    <meta:editing-duration>PT25M28S</meta:editing-duration>
    <meta:editing-cycles>3</meta:editing-cycles>
    <meta:generator>LibreOffice/5.1.4.2$Linux_X86_64 LibreOffice_project/1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A4:Sheet1.B36" chart:data-source-has-labels="row" svg:x="0.32cm" svg:y="0.18cm" svg:width="12.667cm" svg:height="8.64cm">
          <chartooo:coordinate-region svg:x="1.312cm" svg:y="0.379cm" svg:width="11.3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36" chart:label-cell-address="Sheet1.A4:Sheet1.A4" chart:class="chart:line">
            <chart:data-point chart:repeated="32"/>
          </chart:series>
          <chart:series chart:style-name="ch7" chart:values-cell-range-address="Sheet1.B5:Sheet1.B36" chart:label-cell-address="Sheet1.B4:Sheet1.B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</text:p>
                <draw:g>
                  <svg:desc>Sheet1.A4:Sheet1.A4</svg:desc>
                </draw:g>
              </table:table-cell>
              <table:table-cell office:value-type="string">
                <text:p>Mean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36</svg:desc>
                </draw:g>
              </table:table-cell>
              <table:table-cell office:value-type="float" office:value="12592.1">
                <text:p>12592.1</text:p>
                <draw:g>
                  <svg:desc>Sheet1.B5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86.5">
                <text:p>858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75.8">
                <text:p>747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64.4">
                <text:p>756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61.6">
                <text:p>806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31.6">
                <text:p>803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24.5">
                <text:p>80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051.5">
                <text:p>805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236.6">
                <text:p>823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220.1">
                <text:p>822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48.8">
                <text:p>834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363.5">
                <text:p>83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388.7">
                <text:p>838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92.5">
                <text:p>849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375.2">
                <text:p>837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583.1">
                <text:p>858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603.3">
                <text:p>860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646.8">
                <text:p>864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694.8">
                <text:p>8694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730.2">
                <text:p>873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700.1">
                <text:p>870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908.7">
                <text:p>8908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72.3">
                <text:p>887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824.2">
                <text:p>882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953.6">
                <text:p>895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173.9">
                <text:p>9173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957.5">
                <text:p>895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085.7">
                <text:p>908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263.4">
                <text:p>926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